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20B000001088870AF70.png"/>
  <manifest:file-entry manifest:media-type="image/png" manifest:full-path="Pictures/10000201000003A700000255DD7D1E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3.985cm" svg:height="15.314cm" svg:x="3cm" svg:y="1.5cm">
          <draw:image xlink:href="Pictures/10000201000003A700000255DD7D1ECF.png" xlink:type="simple" xlink:show="embed" xlink:actuate="onLoad">
            <text:p/>
          </draw:image>
        </draw:frame>
        <draw:custom-shape draw:style-name="gr2" draw:text-style-name="P2" draw:layer="layout" svg:width="0.66cm" svg:height="0.585cm" svg:x="1.5cm" svg:y="3.915cm">
          <text:p text:style-name="P1"><text:span text:style-name="T1">1</text:span></text:p>
          <draw:enhanced-geometry svg:viewBox="0 0 21600 21600" draw:mirror-horizontal="true" draw:type="line-callout-2" draw:modifiers="-136004.841149773 -32621.1604095563 -11037.125748503 7171.2 -2908.32072617247 20457.337883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2" draw:layer="layout" svg:width="0.66cm" svg:height="0.639cm" svg:x="27.84cm" svg:y="5.5cm">
          <text:p text:style-name="P1"><text:span text:style-name="T1">2</text:span></text:p>
          <draw:enhanced-geometry svg:viewBox="0 0 21600 21600" draw:mirror-horizontal="false" draw:type="line-callout-2" draw:modifiers="-203811.19515885 -39251.25 -11037.125748503 7171.2 -8104.08472012103 18731.2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2" draw:layer="layout" svg:width="0.66cm" svg:height="0.633cm" svg:x="27.84cm" svg:y="10.867cm">
          <text:p text:style-name="P1"><text:span text:style-name="T1">4</text:span></text:p>
          <draw:enhanced-geometry svg:viewBox="0 0 21600 21600" draw:mirror-horizontal="false" draw:type="line-callout-2" draw:modifiers="-151003.933434191 -94883.2807570978 -11037.125748503 7171.2 -8104.08472012103 18908.517350157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2" draw:layer="layout" svg:width="0.66cm" svg:height="0.633cm" svg:x="27.84cm" svg:y="15.367cm">
          <text:p text:style-name="P1"><text:span text:style-name="T1">6</text:span></text:p>
          <draw:enhanced-geometry svg:viewBox="0 0 21600 21600" draw:mirror-horizontal="false" draw:type="line-callout-2" draw:modifiers="-138422.995461422 -15671.9242902208 -11037.125748503 7171.2 -8104.08472012103 18908.517350157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2" draw:layer="layout" svg:width="0.66cm" svg:height="0.634cm" svg:x="1.5cm" svg:y="15cm">
          <text:p text:style-name="P1"><text:span text:style-name="T1">5</text:span></text:p>
          <draw:enhanced-geometry svg:viewBox="0 0 21600 21600" draw:mirror-horizontal="true" draw:type="line-callout-2" draw:modifiers="-137311.951588502 52656.3779527559 -10735.3293413174 1814.4 -2908.32072617247 18844.724409448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2" draw:layer="layout" svg:width="0.66cm" svg:height="0.634cm" svg:x="1.5cm" svg:y="9.866cm">
          <text:p text:style-name="P1"><text:span text:style-name="T1">3</text:span></text:p>
          <draw:enhanced-geometry svg:viewBox="0 0 21600 21600" draw:mirror-horizontal="true" draw:type="line-callout-2" draw:modifiers="-136004.841149773 -58132.9133858268 -11037.125748503 7171.2 -2908.32072617247 18844.724409448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2" draw:style-name="dp1" draw:master-page-name="Обычный">
        <draw:frame draw:style-name="gr1" draw:text-style-name="P1" draw:layer="layout" svg:width="13.416cm" svg:height="6.771cm" svg:x="8.5cm" svg:y="5cm">
          <draw:image xlink:href="Pictures/100002010000020B000001088870AF70.png" xlink:type="simple" xlink:show="embed" xlink:actuate="onLoad">
            <text:p/>
          </draw:image>
        </draw:frame>
        <draw:custom-shape draw:style-name="gr2" draw:text-style-name="P2" draw:layer="layout" svg:width="0.66cm" svg:height="0.585cm" svg:x="7.34cm" svg:y="5.5cm">
          <text:p text:style-name="P1"><text:span text:style-name="T1">1</text:span></text:p>
          <draw:enhanced-geometry svg:viewBox="0 0 21600 21600" draw:mirror-horizontal="true" draw:type="line-callout-2" draw:modifiers="-24442.965204236 4386.34812286689 -11037.125748503 7171.2 -2908.32072617247 20457.337883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2" draw:layer="layout" svg:width="0.66cm" svg:height="0.585cm" svg:x="23cm" svg:y="5.5cm">
          <text:p text:style-name="P1"><text:span text:style-name="T1">2</text:span></text:p>
          <draw:enhanced-geometry svg:viewBox="0 0 21600 21600" draw:mirror-horizontal="false" draw:type="line-callout-2" draw:modifiers="-137900.15128593 5344.70989761092 -11037.125748503 7171.2 -2908.32072617247 20457.337883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2" draw:layer="layout" svg:width="0.66cm" svg:height="0.585cm" svg:x="7.34cm" svg:y="8.915cm">
          <text:p text:style-name="P1"><text:span text:style-name="T1">3</text:span></text:p>
          <draw:enhanced-geometry svg:viewBox="0 0 21600 21600" draw:mirror-horizontal="true" draw:type="line-callout-2" draw:modifiers="-234038.124054463 -18430.0341296928 -11037.125748503 7171.2 -2908.32072617247 20457.337883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08T10:44:21</meta:creation-date>
    <dc:date>2011-04-08T11:06:47</dc:date>
    <meta:editing-duration>PT00H22M26S</meta:editing-duration>
    <meta:editing-cycles>5</meta:editing-cycles>
    <meta:generator>OpenOffice.org/3.2$Unix OpenOffice.org_project/320m19$Build-9505</meta:generator>
    <meta:document-statistic meta:object-count="11"/>
  </office:meta>
</office:document-meta>
</file>